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Chandas" svg:font-family="Chandas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5b0e" officeooo:paragraph-rsid="00035b0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4pt" fo:letter-spacing="normal" fo:font-style="normal" fo:font-weight="bold" officeooo:rsid="00035b0e" officeooo:paragraph-rsid="00035b0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2pt" fo:letter-spacing="normal" fo:font-style="normal" fo:font-weight="normal" officeooo:rsid="00035b0e" officeooo:paragraph-rsid="00035b0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4.524cm"/>
        </style:tab-stops>
      </style:paragraph-properties>
      <style:text-properties fo:font-variant="normal" fo:text-transform="none" fo:color="#5f6368" style:font-name="Roboto" fo:font-size="12pt" fo:letter-spacing="normal" fo:font-style="normal" fo:font-weight="normal" officeooo:rsid="00035b0e" officeooo:paragraph-rsid="00035b0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2pt" fo:letter-spacing="normal" fo:font-style="normal" fo:font-weight="bold" officeooo:rsid="00035b0e" officeooo:paragraph-rsid="00035b0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5f6368" style:font-name="Liberation Serif" fo:font-size="14pt" fo:letter-spacing="normal" fo:font-style="normal" fo:font-weight="normal" officeooo:rsid="00035b0e" officeooo:paragraph-rsid="00035b0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5b0e" officeooo:paragraph-rsid="00035b0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54ca6"/>
    </style:style>
    <style:style style:name="P9" style:family="paragraph" style:parent-style-name="Standard">
      <style:paragraph-properties fo:text-align="start" style:justify-single-word="false"/>
      <style:text-properties officeooo:paragraph-rsid="000944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b10c"/>
    </style:style>
    <style:style style:name="T3" style:family="text">
      <style:text-properties fo:font-variant="normal" fo:text-transform="none" fo:color="#5f6368" style:font-name="Roboto" fo:font-size="12pt" fo:letter-spacing="normal" fo:font-style="normal" fo:font-weight="normal" officeooo:rsid="00054ca6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5f6368" style:font-name="Roboto" fo:font-size="12pt" fo:letter-spacing="normal" fo:font-style="normal" fo:font-weight="normal" officeooo:rsid="0008b10c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5f6368" style:font-name="Roboto" fo:font-size="12pt" fo:letter-spacing="normal" fo:font-style="normal" fo:font-weight="normal" officeooo:rsid="00035b0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5f6368" style:font-name="Roboto" fo:font-size="12pt" fo:letter-spacing="normal" fo:font-style="normal" fo:font-weight="normal" officeooo:rsid="000944f9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5f6368" style:font-name="Roboto" fo:font-size="12pt" fo:letter-spacing="normal" fo:font-style="normal" fo:font-weight="normal" officeooo:rsid="000a0e51" style:font-size-asian="12pt" style:font-weight-asian="normal" style:font-size-complex="12pt" style:font-weight-complex="normal"/>
    </style:style>
    <style:style style:name="T8" style:family="text">
      <style:text-properties officeooo:rsid="000944f9"/>
    </style:style>
    <style:style style:name="T9" style:family="text">
      <style:text-properties officeooo:rsid="000a0e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 -DBMS<text:line-break/></text:p>
      <text:p text:style-name="P7"/>
      <text:p text:style-name="P6"><text:span text:style-name="T1">1. Find out the PG-13 rated comedy movies. DO NOT use the film_list table.</text:span></text:p>
      <text:p text:style-name="P6"/>
      <text:p text:style-name="P6">Method -1.</text:p>
      <text:p text:style-name="P6"/>
      <text:p text:style-name="P6">select f. film_id,f.title from ((film_category fc INNER JOIN category c <text:s/>ON c.category_id=fc.category_id )INNER JOIN <text:s/>film f ON fc.film_id = f.film_id) where c.name = 'Comedy' AND fc.film_id = f.film_id AND <text:s/>f.rating = 'PG-13';</text:p>
      <text:p text:style-name="P6"/>
      <text:p text:style-name="P6">Method -2.</text:p>
      <text:p text:style-name="P6"/>
      <text:p text:style-name="P6">select f. film_id,f.title from film f,film_category fc,category c where c.category_id=fc.category_id AND c.name = 'Comedy' AND fc.film_id = f.film_id AND <text:s/>f.rating = 'PG-13';<text:line-break/></text:p>
      <text:p text:style-name="P6"/>
      <text:p text:style-name="P6"/>
      <text:p text:style-name="P2">2. Find out the top 3 rented horror movies.</text:p>
      <text:p text:style-name="P2"/>
      <text:p text:style-name="P2"/>
      <text:p text:style-name="P8"><text:span text:style-name="T3"><text:s/>select fl.title,</text:span><text:span text:style-name="T4">COUNT</text:span><text:span text:style-name="T3">( fl.title) from film_list fl,rental r,inventory i where fl.category='Horror' </text:span><text:span text:style-name="T4">AND</text:span><text:span text:style-name="T3"> fl.FID=i.film_id </text:span><text:span text:style-name="T4">AND</text:span><text:span text:style-name="T3"> <text:s/>i.inventory_id = r.inventory_id </text:span><text:span text:style-name="T4">GROUP</text:span><text:span text:style-name="T3"> </text:span><text:span text:style-name="T4">BY</text:span><text:span text:style-name="T3"> title </text:span><text:span text:style-name="T4">ORDER</text:span><text:span text:style-name="T3"> </text:span><text:span text:style-name="T4">BY</text:span><text:span text:style-name="T3"> </text:span><text:span text:style-name="T4">COUNT</text:span><text:span text:style-name="T3">( fl.title) </text:span><text:span text:style-name="T4">DESC</text:span><text:span text:style-name="T3"> <text:s/>LIMIT 3;</text:span></text:p>
      <text:p text:style-name="P2"/>
      <text:p text:style-name="P2"/>
      <text:p text:style-name="P2">3. Find out the list of customers from India who have rented sports movies.</text:p>
      <text:p text:style-name="P2"/>
      <text:p text:style-name="P2"/>
      <text:p text:style-name="P3">SELECT * FROM customer_list where country='India' AND ID IN(SELECT r.customer_id from film_list fl,inventory i,rental r WHERE fl.category='Sports' AND fl.FID = i.film_id AND r.inventory_id = i.inventory_id GROUP BY r.customer_id);</text:p>
      <text:p text:style-name="P3"/>
      <text:p text:style-name="P3"/>
      <text:p text:style-name="P3"/>
      <text:p text:style-name="P2">4. Find out the list of customers from Canada who have rented “NICK WAHLBERG” movies.</text:p>
      <text:p text:style-name="P2"/>
      <text:p text:style-name="P2"/>
      <text:p text:style-name="P9"><text:span text:style-name="T7">SELECT * FROM customer_list where country='Canada' AND ID IN(SELECT r.customer_id from film_actor fa,inventory i,rental r,actor a WHERE a.first_name='NICK' AND a.last_name='WAHLBERG' AND fa.film_id = i.film_id AND r.inventory_id = i.inventory_id AND a.actor_id=fa.actor_id);</text:span></text:p>
      <text:p text:style-name="P2"/>
      <text:p text:style-name="P2"><text:soft-page-break/></text:p>
      <text:p text:style-name="P2"/>
      <text:p text:style-name="P2">5. Find out the number of movies in which “SEAN WILLIAMS” acted.</text:p>
      <text:p text:style-name="P2"/>
      <text:p text:style-name="P2"/>
      <text:p text:style-name="P3">select COUNT(DISTINCT fa.film_id) FROm actor a,film_actor fa WHERE a.first_name='SEAN' AND a.last_name='WILLIAMS' AND fa.actor_id = a.actor_id;</text:p>
      <text:p text:style-name="P2"/>
      <text:p text:style-name="P2"/>
      <text:p text:style-name="P5"/>
      <text:p text:style-name="P4">select COUNT(DISTINCT fa.film_id) FROm actor a INNER JOIN film_actor fa ON fa.actor_id=a.actor_id <text:s/>WHERE a.first_name='SEAN' AN</text:p>
      <text:p text:style-name="P3">D a.last_name='WILLIAMS'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Chandas" svg:font-family="Chandas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4:31:55.467250144</meta:creation-date>
    <dc:date>2021-11-29T15:56:58.344194931</dc:date>
    <meta:editing-duration>PT23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241" meta:character-count="1794" meta:non-whitespace-character-count="1559"/>
  </office:meta>
</office:document-meta>
</file>